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19c46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5616d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ba6a3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c56f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style:font-name="Times New Roman" fo:font-size="11pt" fo:font-weight="normal" officeooo:rsid="001f3381" style:font-size-asian="11pt" style:font-weight-asian="normal" style:font-size-complex="11pt" style:font-weight-complex="normal"/>
    </style:style>
    <style:style style:name="T7" style:family="text">
      <style:text-properties officeooo:rsid="00219c46"/>
    </style:style>
    <style:style style:name="T8" style:family="text">
      <style:text-properties officeooo:rsid="00237577"/>
    </style:style>
    <style:style style:name="T9" style:family="text">
      <style:text-properties officeooo:rsid="0025616d"/>
    </style:style>
    <style:style style:name="T10" style:family="text">
      <style:text-properties officeooo:rsid="002ba6a3"/>
    </style:style>
    <style:style style:name="T11" style:family="text">
      <style:text-properties officeooo:rsid="002c56fd"/>
    </style:style>
    <style:style style:name="T12" style:family="text">
      <style:text-properties officeooo:rsid="002dc1b8"/>
    </style:style>
    <style:style style:name="T13" style:family="text">
      <style:text-properties officeooo:rsid="003544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Fuente_20_de_20_párrafo_20_predeter.">Ejercicios de P</text:span><text:span text:style-name="Fuente_20_de_20_párrafo_20_predeter."><text:span text:style-name="T13">rogramación</text:span></text:span><text:span text:style-name="Fuente_20_de_20_párrafo_20_predeter.">.</text:span></text:h>
      <text:h text:style-name="Heading_20_2" text:outline-level="2"><text:span text:style-name="Fuente_20_de_20_párrafo_20_predeter."><text:span text:style-name="Fuente_20_de_20_párrafo_20_predeter."><text:span text:style-name="T6"><text:s text:c="2"/></text:span></text:span></text:span><text:span text:style-name="Fuente_20_de_20_párrafo_20_predeter.">Asignación y cálculo.</text:span></text:h>
      <text:list xml:id="list416204078" text:style-name="L1">
        <text:list-item>
          <text:p text:style-name="P6"><text:span text:style-name="Fuente_20_de_20_párrafo_20_predeter."><text:span text:style-name="T7">Presenta por pantalla la suma de dos números solicitados por teclado.</text:span></text:span></text:p>
        </text:list-item>
        <text:list-item>
          <text:p text:style-name="P6">Presenta por pantalla l<text:span text:style-name="T8">a multiplicación</text:span> de dos números solicitados por teclado.</text:p>
        </text:list-item>
        <text:list-item>
          <text:p text:style-name="P6">Dadas dos variables numéricas A y B, que el usuario debe teclear, se pide realizar un algoritmo que intercambie los valores de ambas variables y muestre por pantalla cuanto valen al final.</text:p>
        </text:list-item>
        <text:list-item>
          <text:p text:style-name="P6">Un <text:span text:style-name="T12">centro educativo</text:span> desea saber qué porcentaje de niños y qué porcentaje de niñas hay en el curso actual, <text:span text:style-name="T12">pasando por teclado el número de chicas y de chicos.</text:span></text:p>
        </text:list-item>
        <text:list-item>
          <text:p text:style-name="P7"><text:span text:style-name="Fuente_20_de_20_párrafo_20_predeter."><text:span text:style-name="T9">Dado un número de segundos determinado por teclado, mostrar su correspondencia en horas, minutos y segundos.</text:span></text:span></text:p>
        </text:list-item>
        <text:list-item>
          <text:p text:style-name="P7"><text:span text:style-name="Fuente_20_de_20_párrafo_20_predeter."><text:span text:style-name="T10">Dado un valor numérico </text:span></text:span><text:span text:style-name="Fuente_20_de_20_párrafo_20_predeter.">correspondiente a una distancia en millas marinas, </text:span><text:span text:style-name="Fuente_20_de_20_párrafo_20_predeter."><text:span text:style-name="T10">pasar este valor a</text:span></text:span><text:span text:style-name="Fuente_20_de_20_párrafo_20_predeter."> metros.</text:span></text:p>
        </text:list-item>
        <text:list-item>
          <text:p text:style-name="P7"><text:span text:style-name="Fuente_20_de_20_párrafo_20_predeter."><text:span text:style-name="T10">Recogida por teclado una cantidad y un porcentaje, calcular el porcentaje correspondiente de la cantidad dada.</text:span></text:span></text:p>
        </text:list-item>
        <text:list-item>
          <text:p text:style-name="P8"><text:span text:style-name="Fuente_20_de_20_párrafo_20_predeter."><text:span text:style-name="T10">Dado un precio inicial de una prenda, y un porcentaje de descuento, mostrar cuál era el precio inicial, y cuál es el precio que debemos pagar aplicado el descuento.</text:span></text:span></text:p>
        </text:list-item>
        <text:list-item>
          <text:p text:style-name="P9"><text:span text:style-name="Fuente_20_de_20_párrafo_20_predeter."><text:span text:style-name="T11">Dado un número por teclado, devolver la cifra correspondiente a las centenas.</text:span></text:span></text:p>
          <text:p text:style-name="P9"><text:span text:style-name="Fuente_20_de_20_párrafo_20_predeter."/></text:p>
        </text:list-item>
      </text:list>
      <text:p text:style-name="Text_20_body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0.265cm" svg:y="0.224cm" svg:width="17cm" svg:height="1.767cm" draw:z-index="0"><draw:image xlink:href="Pictures/100000000000034400000057A4FD4E5FC3C7163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O PROGRAMACIONES CICLOS FORMATIVOS</dc:title>
    <meta:creation-date>2018-09-15T13:05:42.994000000</meta:creation-date>
    <meta:editing-cycles>21</meta:editing-cycles>
    <meta:editing-duration>PT2H55M22S</meta:editing-duration>
    <meta:generator>LibreOffice/6.1.4.2$Windows_X86_64 LibreOffice_project/9d0f32d1f0b509096fd65e0d4bec26ddd1938fd3</meta:generator>
    <dc:date>2019-09-30T19:34:57.388000000</dc:date>
    <meta:document-statistic meta:table-count="0" meta:image-count="1" meta:object-count="0" meta:page-count="1" meta:paragraph-count="15" meta:word-count="213" meta:character-count="1283" meta:non-whitespace-character-count="1091"/>
  </office:meta>
</office:document-meta>
</file>